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8.735239mm" fo:page-width="28.9133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stroke="none"/>
    </style:style>
    <style:style style:family="graphic" style:name="style-3">
      <style:graphic-properties draw:fill="solid" draw:fill-color="#ffffff" draw:opacity="15.000000596046448%" draw:stroke="none"/>
    </style:style>
    <style:style style:family="graphic" style:name="style-4">
      <style:graphic-properties draw:fill="gradient" draw:fill-gradient-name="gradient-2" draw:opacity="100.0%" draw:stroke="none"/>
    </style:style>
    <style:style style:family="graphic" style:name="style-5">
      <style:graphic-properties draw:fill="gradient" draw:fill-gradient-name="gradient-3" draw:opacity="100.0%" draw:stroke="none"/>
    </style:style>
    <style:style style:family="graphic" style:name="style-6">
      <style:graphic-properties draw:fill="solid" draw:fill-color="#a06400" draw:opacity="100.0%" draw:stroke="none"/>
    </style:style>
    <style:style style:family="graphic" style:name="style-7">
      <style:graphic-properties draw:fill="solid" draw:fill-color="#a06400" draw:opacity="100.0%" draw:stroke="none"/>
    </style:style>
    <style:style style:family="graphic" style:name="style-8">
      <style:graphic-properties draw:fill="gradient" draw:fill-gradient-name="gradient-4" draw:opacity="100.0%" draw:stroke="none"/>
    </style:style>
    <style:style style:family="graphic" style:name="style-9">
      <style:graphic-properties draw:fill="solid" draw:fill-color="#ffffff" draw:opacity="100.0%" draw:opacity-name="gradient-5" draw:stroke="none"/>
    </style:style>
    <style:style style:family="graphic" style:name="style-10">
      <style:graphic-properties draw:fill="solid" draw:fill-color="#55821e" draw:opacity="100.0%" draw:stroke="none"/>
    </style:style>
    <style:style style:family="graphic" style:name="style-11">
      <style:graphic-properties draw:fill="gradient" draw:fill-gradient-name="gradient-6" draw:opacity="100.0%" draw:stroke="none"/>
    </style:style>
    <style:style style:family="graphic" style:name="style-12">
      <style:graphic-properties draw:fill="solid" draw:fill-color="#a06400" draw:opacity="100.0%" draw:stroke="none"/>
    </style:style>
    <style:style style:family="graphic" style:name="style-13">
      <style:graphic-properties draw:fill="gradient" draw:fill-gradient-name="gradient-7" draw:opacity="100.0%" draw:stroke="none"/>
    </style:style>
    <style:style style:family="graphic" style:name="style-14">
      <style:graphic-properties draw:fill="solid" draw:fill-color="#a06400" draw:opacity="100.0%" draw:stroke="none"/>
    </style:style>
    <style:style style:family="graphic" style:name="style-15">
      <style:graphic-properties draw:fill="gradient" draw:fill-gradient-name="gradient-8" draw:opacity="100.0%" draw:stroke="none"/>
    </style:style>
    <style:style style:family="graphic" style:name="style-16">
      <style:graphic-properties draw:fill="solid" draw:fill-color="#ffffff" draw:opacity="100.0%" draw:opacity-name="gradient-9" draw:stroke="none"/>
    </style:style>
    <style:style style:family="graphic" style:name="style-17">
      <style:graphic-properties draw:fill="solid" draw:fill-color="#ffffff" draw:opacity="100.0%" draw:opacity-name="gradient-10" draw:stroke="none"/>
    </style:style>
    <style:style style:family="graphic" style:name="style-18">
      <style:graphic-properties draw:fill="solid" draw:fill-color="#a06400" draw:opacity="100.0%" draw:stroke="none"/>
    </style:style>
    <style:style style:family="graphic" style:name="style-19">
      <style:graphic-properties draw:fill="gradient" draw:fill-gradient-name="gradient-11" draw:opacity="100.0%" draw:stroke="none"/>
    </style:style>
    <style:style style:family="graphic" style:name="style-20">
      <style:graphic-properties draw:fill="solid" draw:fill-color="#ffffff" draw:opacity="100.0%" draw:opacity-name="gradient-12" draw:stroke="none"/>
    </style:style>
    <style:style style:family="graphic" style:name="style-21">
      <style:graphic-properties draw:fill="solid" draw:fill-color="#ffffff" draw:opacity="100.0%" draw:opacity-name="gradient-13" draw:stroke="none"/>
    </style:style>
    <style:style style:family="graphic" style:name="style-22">
      <style:graphic-properties draw:fill="solid" draw:fill-color="#ffffff" draw:opacity="100.0%" draw:opacity-name="gradient-14" draw:stroke="none"/>
    </style:style>
    <style:style style:family="graphic" style:name="style-23">
      <style:graphic-properties draw:fill="solid" draw:fill-color="#ffffff" draw:opacity="100.0%" draw:opacity-name="gradient-15" draw:stroke="none"/>
    </style:style>
    <style:style style:family="graphic" style:name="style-24">
      <style:graphic-properties draw:fill="gradient" draw:fill-gradient-name="gradient-16" draw:opacity="80.0000011920929%" draw:opacity-name="gradient-17" draw:stroke="none"/>
    </style:style>
    <style:style style:family="graphic" style:name="style-25">
      <style:graphic-properties draw:fill="solid" draw:fill-color="#ffffff" draw:opacity="89.99999761581421%" draw:opacity-name="gradient-18" draw:stroke="none"/>
    </style:style>
  </office:automatic-styles>
  <office:body>
    <office:drawing>
      <draw:page draw:master-page-name="Default" draw:name="page1" draw:style-name="DP1">
        <draw:g draw:id="svg19266">
          <draw:g draw:id="layer1">
            <draw:g draw:id="g20156">
              <draw:g draw:id="g20362">
                <draw:rect svg:height="28.735235mm" draw:style-name="style-2" svg:width="28.91335mm" svg:x="0.0mm" svg:y="0.0mm"/>
                <draw:path svg:d="M 2348.1772 1174.0886 C 2348.1772 1822.5199 1822.5199 2348.1772 1174.0886 2348.1772 C 525.6574 2348.1772 0.0 1822.5199 0.0 1174.0886 C 0.0 525.6574 525.6574 0.0 1174.0886 0.0 C 1822.5199 0.0 2348.1772 525.6574 2348.1772 1174.0886 z M 2577.8247 2348.1772 z" svg:height="23.481771mm" draw:style-name="style-3" svg:viewBox="0.0 0.0 2577.8247 2348.1772" svg:width="25.778248mm" svg:x="2.7157888mm" svg:y="2.626733mm"/>
                <draw:path svg:d="M 306.66837 153.33418 C 306.66837 238.01834 238.01834 306.66837 153.33418 306.66837 C 68.65001 306.66837 0.0 238.01834 0.0 153.33418 C 0.0 68.65001 68.65001 0.0 153.33418 0.0 C 238.01834 0.0 306.66837 68.65001 306.66837 153.33418 z" svg:height="3.0666835mm" draw:style-name="style-4" svg:viewBox="0.0 0.0 306.66837 306.66837" svg:width="3.0666835mm" svg:x="11.218637mm" svg:y="6.937859mm"/>
                <draw:path svg:d="M 306.66837 153.33418 C 306.66837 238.01834 238.01834 306.66837 153.33418 306.66837 C 68.65001 306.66837 0.0 238.01834 0.0 153.33418 C 0.0 68.65001 68.65001 0.0 153.33418 0.0 C 238.01834 0.0 306.66837 68.65001 306.66837 153.33418 z" svg:height="3.0666835mm" draw:style-name="style-5" svg:viewBox="0.0 0.0 306.66837 306.66837" svg:width="3.0666835mm" svg:x="19.224487mm" svg:y="7.865693mm"/>
                <draw:rect svg:height="5.3121433mm" draw:style-name="style-6" draw:transform="rotate(-0.7527830274727576) translate(20.052162mm,9.321767mm)" svg:width="1.2405815mm"/>
                <draw:rect svg:height="5.3121433mm" draw:style-name="style-7" draw:transform="rotate(0.5061624849660622) translate(12.265639mm,9.092098mm)" svg:width="1.2405795mm"/>
                <draw:path svg:d="M 306.66837 153.33418 C 306.66837 238.01834 238.01834 306.66837 153.33418 306.66837 C 68.65001 306.66837 0.0 238.01834 0.0 153.33418 C 0.0 68.65001 68.65001 0.0 153.33418 0.0 C 238.01834 0.0 306.66837 68.65001 306.66837 153.33418 z" svg:height="3.0666835mm" draw:style-name="style-8" svg:viewBox="0.0 0.0 306.66837 306.66837" svg:width="3.0666835mm" svg:x="5.6230807mm" svg:y="16.400202mm"/>
                <draw:path svg:d="M 362.01865 181.00932 C 362.01865 280.97806 280.97806 362.01865 181.00932 362.01865 C 81.04059 362.01865 0.0 280.97806 0.0 181.00932 C 0.0 81.04059 81.04059 0.0 181.00932 0.0 C 280.97806 0.0 362.01865 81.04059 362.01865 181.00932 z M 136.7636 440.9807 z" svg:height="4.409807mm" draw:style-name="style-9" draw:transform="rotate(0.7139733292054096) translate(4.509814mm,17.558308mm)" svg:viewBox="0.0 0.0 362.01865 440.9807" svg:width="3.6201866mm"/>
                <draw:path svg:d="M 10.819753 337.46082 L 3.7602677 319.72852 C -6.994082 292.71387 6.096204 262.30634 33.110867 251.55197 L 649.15283 3.7610753 C 676.16833 -6.994082 706.5751 6.097011 717.3302 33.11167 L 724.3897 50.843956 C 735.14484 77.85942 722.05457 108.26616 695.0391 119.02132 L 78.99711 366.8114 C 51.982452 377.56577 21.575716 364.4763 10.819753 337.46082 z" svg:height="3.705716mm" draw:style-name="style-10" svg:viewBox="0.0 0.0 728.1507 370.5716" svg:width="7.281507mm" svg:x="7.472819mm" svg:y="14.429745mm"/>
                <draw:path svg:d="M 479.12228 239.56114 C 479.12228 371.86716 371.86716 479.12228 239.56114 479.12228 C 107.25512 479.12228 0.0 371.86716 0.0 239.56114 C 0.0 107.25512 107.25512 0.0 239.56114 0.0 C 371.86716 0.0 479.12228 107.25512 479.12228 239.56114 z" svg:height="4.791223mm" draw:style-name="style-11" svg:viewBox="0.0 0.0 479.12228 479.12228" svg:width="4.791223mm" svg:x="13.571247mm" svg:y="12.176963mm"/>
                <draw:path svg:d="M 40.83972 382.68658 L 33.800423 378.34415 C 6.5031557 361.5065 -10.051065 333.967 6.787376 306.6689 L 195.79958 27.55242 C 212.6372 0.25434494 248.1688 -8.166491 275.46686 8.671144 L 282.50616 13.012771 C 309.80344 29.851213 318.22427 65.38199 301.38663 92.68006 L 112.374435 371.79736 C 95.5368 399.09464 68.137794 399.5242 40.83972 382.68658 z" svg:height="3.9406688mm" draw:style-name="style-12" svg:viewBox="0.0 0.0 310.05777 394.0669" svg:width="3.1005776mm" svg:x="12.276224mm" svg:y="15.419817mm"/>
                <draw:path svg:d="M 306.66837 153.33418 C 306.66837 238.01834 238.01834 306.66837 153.33418 306.66837 C 68.65001 306.66837 0.0 238.01834 0.0 153.33418 C 0.0 68.65001 68.65001 0.0 153.33418 0.0 C 238.01834 0.0 306.66837 68.65001 306.66837 153.33418 z" svg:height="3.0666835mm" draw:style-name="style-13" svg:viewBox="0.0 0.0 306.66837 306.66837" svg:width="3.0666835mm" svg:x="10.865704mm" svg:y="18.226559mm"/>
                <draw:path svg:d="M 238.63771 386.42505 L 221.73225 395.2843 C 195.9772 408.78235 164.37708 398.9138 150.87984 373.15955 L 6.0412974 85.753 C -7.45594 59.998756 2.411836 28.39862 28.166077 14.901383 L 45.071537 6.042105 C 70.826584 -7.45594 102.42672 2.411836 115.92396 28.166883 L 260.76248 315.57343 C 274.25974 341.32846 264.39197 372.9278 238.63771 386.42505 z" svg:height="4.0132647mm" draw:style-name="style-14" svg:viewBox="0.0 0.0 266.80457 401.32648" svg:width="2.6680458mm" svg:x="16.106884mm" svg:y="15.451961mm"/>
                <draw:path svg:d="M 306.66837 153.33418 C 306.66837 238.01834 238.01834 306.66837 153.33418 306.66837 C 68.65001 306.66837 0.0 238.01834 0.0 153.33418 C 0.0 68.65001 68.65001 0.0 153.33418 0.0 C 238.01834 0.0 306.66837 68.65001 306.66837 153.33418 z" svg:height="3.0666835mm" draw:style-name="style-15" svg:viewBox="0.0 0.0 306.66837 306.66837" svg:width="3.0666835mm" svg:x="17.0242mm" svg:y="18.124586mm"/>
                <draw:path svg:d="M 362.01855 181.00928 C 362.01855 280.978 280.978 362.01855 181.00928 362.01855 C 81.040565 362.01855 0.0 280.978 0.0 181.00928 C 0.0 81.040565 81.040565 2.2737368E-13 181.00928 2.2737368E-13 C 280.978 2.2737368E-13 362.01855 81.040565 362.01855 181.00928 z M 262.90012 432.49136 z" svg:height="4.3249135mm" draw:style-name="style-16" draw:transform="rotate(0.7105984810626036) translate(15.911563mm,19.27983mm)" svg:viewBox="0.0 0.0 362.01855 432.49133" svg:width="3.6201856mm"/>
                <draw:path svg:d="M 571.08057 285.54028 C 571.08057 443.2399 443.2399 571.08057 285.54028 571.08057 C 127.84066 571.08057 0.0 443.2399 0.0 285.54028 C 0.0 127.84066 127.84066 0.0 285.54028 0.0 C 443.2399 0.0 571.08057 127.84066 571.08057 285.54028 z M 232.91034 714.6419 z" svg:height="7.14642mm" draw:style-name="style-17" draw:transform="skewX(-1.4135557152456016E-16) rotate(0.6674355443183031) translate(11.910121mm,14.0339365mm)" svg:viewBox="0.0 0.0 571.08057 714.642" svg:width="5.7108054mm"/>
                <draw:path svg:d="M 336.8302 33.423347 L 343.77582 51.200844 C 354.3574 78.28414 341.0733 108.606895 313.98923 119.18845 L 78.57078 211.0643 C 51.48668 221.64586 21.164728 208.36179 10.582364 181.27849 L 3.6375363 163.50099 C -6.9448276 136.4177 6.340052 106.09494 33.423347 95.51338 L 268.8426 3.6367288 C 295.92587 -6.9448276 326.24863 6.340052 336.8302 33.423347 z" svg:height="2.1470132mm" draw:style-name="style-18" svg:viewBox="0.0 0.0 347.41248 214.70131" svg:width="3.4741247mm" svg:x="16.966175mm" svg:y="12.482399mm"/>
                <draw:path svg:d="M 306.66837 153.33418 C 306.66837 238.01834 238.01834 306.66837 153.33418 306.66837 C 68.65001 306.66837 0.0 238.01834 0.0 153.33418 C 0.0 68.65001 68.65001 0.0 153.33418 0.0 C 238.01834 0.0 306.66837 68.65001 306.66837 153.33418 z" svg:height="3.0666835mm" draw:style-name="style-19" svg:viewBox="0.0 0.0 306.66837 306.66837" svg:width="3.0666835mm" svg:x="19.118454mm" svg:y="11.392917mm"/>
                <draw:path svg:d="M 362.0187 181.00935 C 362.0187 280.9781 280.9781 362.0187 181.00935 362.0187 C 81.040596 362.0187 0.0 280.9781 0.0 181.00935 C 0.0 81.040596 81.040596 2.2737368E-13 181.00935 2.2737368E-13 C 280.9781 2.2737368E-13 362.0187 81.040596 362.0187 181.00935 z M 274.8809 436.98886 z" svg:height="4.369889mm" draw:style-name="style-20" draw:transform="rotate(0.6739150895132389) translate(18.07394mm,8.942768mm)" svg:viewBox="0.0 0.0 362.0187 436.98886" svg:width="3.620187mm"/>
                <draw:path svg:d="M 362.01834 181.00917 C 362.01834 280.9778 280.9778 362.01834 181.00917 362.01834 C 81.04052 362.01834 0.0 280.9778 0.0 181.00917 C 0.0 81.04052 81.04052 0.0 181.00917 0.0 C 280.9778 0.0 362.01834 81.04052 362.01834 181.00917 z M 239.01836 421.7151 z" svg:height="4.2171507mm" draw:style-name="style-21" draw:transform="skewX(-1.564598010169205E-16) rotate(0.7889160903061373) translate(10.052194mm,8.30679mm)" svg:viewBox="0.0 0.0 362.01834 421.7151" svg:width="3.6201835mm"/>
                <draw:path svg:d="M 362.01865 181.00932 C 362.01865 280.97806 280.97806 362.01865 181.00932 362.01865 C 81.04059 362.01865 0.0 280.97806 0.0 181.00932 C 0.0 81.04059 81.04059 0.0 181.00932 0.0 C 280.97806 0.0 362.01865 81.04059 362.01865 181.00932 z M 263.24463 432.63498 z" svg:height="4.32635mm" draw:style-name="style-22" draw:transform="skewX(1.463382755750195E-16) rotate(0.709528814097199) translate(9.706626mm,19.400824mm)" svg:viewBox="0.0 0.0 362.01865 432.635" svg:width="3.6201866mm"/>
                <draw:path svg:d="M 362.0187 181.00935 C 362.0187 280.9781 280.9781 362.0187 181.00935 362.0187 C 81.040596 362.0187 0.0 280.9781 0.0 181.00935 C 0.0 81.040596 81.040596 0.0 181.00935 0.0 C 280.9781 0.0 362.0187 81.040596 362.0187 181.00935 z M 253.10733 428.0402 z" svg:height="4.280401mm" draw:style-name="style-23" draw:transform="rotate(0.7414322259747349) translate(17.993206mm,12.60618mm)" svg:viewBox="0.0 0.0 362.0187 428.04013" svg:width="3.6201868mm"/>
                <draw:path svg:d="M 2160.8022 0.0 C 1783.8768 928.34283 443.9716 860.10974 0.0 41.816727 C 17.752468 322.54248 56.078617 427.37216 265.2777 631.52875 C 664.9448 1021.56146 1353.2426 1055.9739 1801.6583 708.3425 C 2082.8743 490.3326 2150.9304 273.8867 2160.8022 0.0 z M 2160.8022 1331.2478 z" svg:height="13.312476mm" draw:style-name="style-24" svg:viewBox="0.0 0.0 2160.8022 1331.2477" svg:width="21.608023mm" svg:x="3.6526632mm" svg:y="16.420732mm"/>
                <draw:path svg:d="M 1974.764 844.97235 C 1974.764 1311.638 1532.6982 1689.9447 987.382 1689.9447 C 442.06573 1689.9447 0.0 1311.638 0.0 844.97235 C 0.0 378.3068 442.06573 0.0 987.382 0.0 C 1532.6982 0.0 1974.764 378.3068 1974.764 844.97235 z M 4406.8022 2187.6257 z" svg:height="21.876257mm" draw:style-name="style-25" draw:transform="skewX(-0.0459706352214092) rotate(0.12262613427774674) translate(3.2376485mm,4.6549597mm)" svg:viewBox="0.0 0.0 4406.8027 2187.6257" svg:width="44.068027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1800" draw:border="-6.28037E-14%" draw:display-name="gradient-1" draw:end-color="#666666" draw:name="gradient-1" draw:start-color="#333333" draw:style="linear"/>
    <draw:gradient draw:border="29.289316%" draw:cx="38.762363%" draw:cy="34.440197%" draw:display-name="gradient-2" draw:end-color="#ffc869" draw:name="gradient-2" draw:start-color="#a06400" draw:style="radial"/>
    <draw:gradient draw:border="29.289328%" draw:cx="38.762363%" draw:cy="34.440197%" draw:display-name="gradient-3" draw:end-color="#ffc869" draw:name="gradient-3" draw:start-color="#a06400" draw:style="radial"/>
    <draw:gradient draw:border="29.289316%" draw:cx="38.762375%" draw:cy="34.440178%" draw:display-name="gradient-4" draw:end-color="#b9e385" draw:name="gradient-4" draw:start-color="#55821e" draw:style="radial"/>
    <draw:opacity draw:angle="3109" draw:border="6.4383984%" draw:cx="28.435305%" draw:cy="16.433668%" draw:display-name="gradient-5" draw:end="100.0%" draw:name="gradient-5" draw:start="0.0%" draw:style="ellipsoid"/>
    <draw:gradient draw:border="29.289331%" draw:cx="38.762363%" draw:cy="34.440197%" draw:display-name="gradient-6" draw:end-color="#ffc869" draw:name="gradient-6" draw:start-color="#a06400" draw:style="radial"/>
    <draw:gradient draw:border="29.289349%" draw:cx="38.762363%" draw:cy="34.440193%" draw:display-name="gradient-7" draw:end-color="#ffc869" draw:name="gradient-7" draw:start-color="#a06400" draw:style="radial"/>
    <draw:gradient draw:border="29.289349%" draw:cx="38.76238%" draw:cy="34.440205%" draw:display-name="gradient-8" draw:end-color="#ffc869" draw:name="gradient-8" draw:start-color="#a06400" draw:style="radial"/>
    <draw:opacity draw:angle="407" draw:border="6.710642%" draw:cx="19.830606%" draw:cy="19.284515%" draw:display-name="gradient-9" draw:end="100.0%" draw:name="gradient-9" draw:start="0.0%" draw:style="ellipsoid"/>
    <draw:opacity draw:angle="3082" draw:border="9.969901%" draw:cx="32.71626%" draw:cy="15.593479%" draw:display-name="gradient-10" draw:end="100.0%" draw:name="gradient-10" draw:start="0.0%" draw:style="ellipsoid"/>
    <draw:gradient draw:border="29.289328%" draw:cx="38.762356%" draw:cy="34.440186%" draw:display-name="gradient-11" draw:end-color="#ffc869" draw:name="gradient-11" draw:start-color="#a06400" draw:style="radial"/>
    <draw:opacity draw:angle="386" draw:border="9.50589%" draw:cx="21.732628%" draw:cy="16.368343%" draw:display-name="gradient-12" draw:end="100.0%" draw:name="gradient-12" draw:start="0.0%" draw:style="ellipsoid"/>
    <draw:opacity draw:angle="452" draw:border="0.34992555%" draw:cx="21.392616%" draw:cy="20.949976%" draw:display-name="gradient-13" draw:end="100.0%" draw:name="gradient-13" draw:start="0.0%" draw:style="ellipsoid"/>
    <draw:opacity draw:angle="407" draw:border="6.7963905%" draw:cx="21.706436%" draw:cy="19.266773%" draw:display-name="gradient-14" draw:end="100.0%" draw:name="gradient-14" draw:start="0.0%" draw:style="ellipsoid"/>
    <draw:opacity draw:angle="425" draw:border="4.121377%" draw:cx="20.023384%" draw:cy="17.342289%" draw:display-name="gradient-15" draw:end="100.0%" draw:name="gradient-15" draw:start="0.0%" draw:style="ellipsoid"/>
    <draw:gradient draw:angle="0" draw:border="10.673986%" draw:cx="50.0%" draw:cy="71.2212%" draw:display-name="gradient-16" draw:end-color="#ffffff" draw:name="gradient-16" draw:start-color="#f9f9f9" draw:style="ellipsoid"/>
    <draw:opacity draw:angle="0" draw:border="10.673986%" draw:cx="50.0%" draw:cy="71.2212%" draw:display-name="gradient-17" draw:end="100.0%" draw:name="gradient-17" draw:start="0.0%" draw:style="ellipsoid"/>
    <draw:opacity draw:angle="502" draw:border="0.0%" draw:cx="21.307142%" draw:cy="5.312286%" draw:display-name="gradient-18" draw:end="100.0%" draw:name="gradient-18" draw:start="0.0%" draw:style="ellipsoid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8.735239mm" fo:page-width="28.9133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